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343" officeooo:paragraph-rsid="00000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e von Saschas Datenbankdesign</text:p>
      <text:p text:style-name="P1"/>
      <text:p text:style-name="P1">- Speicherung der Daten in einer Tabellenspalte, statt Unterteilung in mehrere Spalten</text:p>
      <text:p text:style-name="P1">- Speicherung der Daten in verschiedenen Tabellen</text:p>
      <text:p text:style-name="P1"/>
      <text:p text:style-name="P1"/>
      <text:p text:style-name="P1">=&gt; Erschwerung des Suchens und Filterns von Daten</text:p>
      <text:p text:style-name="P1">=&gt; Erschwerung des Erweiterns der Datenb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01:27.116000000</meta:creation-date>
    <dc:date>2019-02-18T10:11:36.911000000</dc:date>
    <meta:editing-duration>PT10M12S</meta:editing-duration>
    <meta:editing-cycles>1</meta:editing-cycles>
    <meta:document-statistic meta:table-count="0" meta:image-count="0" meta:object-count="0" meta:page-count="1" meta:paragraph-count="5" meta:word-count="37" meta:character-count="263" meta:non-whitespace-character-count="231"/>
    <meta:generator>LibreOffice/6.2.0.3$Windows_X86_64 LibreOffice_project/98c6a8a1c6c7b144ce3cc729e34964b47ce25d62</meta:generator>
  </office:meta>
</office:document-meta>
</file>